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4-06-0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3-09-2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3-03-0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2-11-1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2-08-1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0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2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9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9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8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8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8-05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7-1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7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7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7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6-1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6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6-06-22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6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5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5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5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5-02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4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4-09-0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4-07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4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3-12-0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3-09-12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3-03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2-12-1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2-09-0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2-06-05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2-03-0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1-12-0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1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1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1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0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0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10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9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9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9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9-02-24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8-12-02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8-06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8-02-2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7-11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7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7-06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7-03-0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6-11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6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5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5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5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4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4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4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4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3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3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3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2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2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2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2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1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1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1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0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2000-05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9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9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9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8-1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8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7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7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7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6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6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6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5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5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4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4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4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4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3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3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2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2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1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1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0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0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90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9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9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9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8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7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5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5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4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4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3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2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2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1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1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0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9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8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8-01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7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7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7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6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6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6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6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5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5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5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5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4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4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3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3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1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1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1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0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0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0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70-0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9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8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8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7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7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7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7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6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6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6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5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5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5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5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4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4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3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3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3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3-0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2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2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2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2320</text:p>
          </table:table-cell>
          <table:table-cell office:value-type="string" calcext:value-type="string">
            <text:p>1962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91" meta:object-count="0"/>
    <meta:user-defined meta:name="AppVersion">3.0</meta:user-defined>
  </office:meta>
</office:document-meta>
</file>